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15.119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ger 1989</text:p>
          </table:table-cell>
          <table:table-cell office:value-type="string">
            <text:p>S. Ager, “Judicial Imperialism: the Case of Melitaia,” AHB 3.5 (1989) 107-114.</text:p>
          </table:table-cell>
        </table:table-row>
        <table:table-row table:style-name="ro1">
          <table:table-cell office:value-type="string">
            <text:p>Ager 1996</text:p>
          </table:table-cell>
          <table:table-cell office:value-type="string">
            <text:p>S. Ager, Interstate arbitrations in the Greek world, 337-90 B.C., Berkeley, 1996.</text:p>
          </table:table-cell>
        </table:table-row>
        <table:table-row table:style-name="ro1">
          <table:table-cell office:value-type="string">
            <text:p>Aichinger 1982</text:p>
          </table:table-cell>
          <table:table-cell office:value-type="string">
            <text:p>A. Aichinger, “Grenzziehung durch kaiserliche Sonderbeauftragte in den römischen provinzen,” ZPE 48 (1982) 193-204.</text:p>
          </table:table-cell>
        </table:table-row>
        <table:table-row table:style-name="ro1">
          <table:table-cell office:value-type="string">
            <text:p>Alarcáo 1976</text:p>
          </table:table-cell>
          <table:table-cell office:value-type="string">
            <text:p>J. Alarcáo and R. Etienne, “La Portugal à l’époque augustéenne” <text:s/>in Ciudades augusteas 1 pp. 171-187.</text:p>
          </table:table-cell>
        </table:table-row>
        <table:table-row table:style-name="ro1">
          <table:table-cell office:value-type="string">
            <text:p>Alföldy 1969</text:p>
          </table:table-cell>
          <table:table-cell office:value-type="string">
            <text:p>G. Alföldy, Fasti Hispanienses: Senatorische Reichsbeamte und Offiziere in den Spanischen Provinzen des Römischen Reiches von Augustus bis Diokletian, Wiesbaden, 1969.</text:p>
          </table:table-cell>
        </table:table-row>
        <table:table-row table:style-name="ro1">
          <table:table-cell office:value-type="string">
            <text:p>Alföldy 1991</text:p>
          </table:table-cell>
          <table:table-cell office:value-type="string">
            <text:p>G. Alföldy, “Epigraphische Notizen aus Kleinasien I: Ein Beneficium des Augustus in Ephesos,” ZPE 87 (1991) 157-162 with Pl. IV.</text:p>
          </table:table-cell>
        </table:table-row>
        <table:table-row table:style-name="ro1">
          <table:table-cell office:value-type="string">
            <text:p>Alí 1996</text:p>
          </table:table-cell>
          <table:table-cell office:value-type="string">
            <text:p>F. Alí, “Targunia dal periodo greco fino alla fine dell’età fatimita” <text:s/>in Bacchielli 1996 1 pp. 127-134.</text:p>
          </table:table-cell>
        </table:table-row>
        <table:table-row table:style-name="ro1">
          <table:table-cell office:value-type="string">
            <text:p>Ali Mohamed 1994</text:p>
          </table:table-cell>
          <table:table-cell office:value-type="string">
            <text:p>F. Ali Mohamed and R. Reynolds, “Inscriptions Recently Discovered in Cyrenaica” <text:s/>in Africa romana 11 3 pp. 1323-1327.</text:p>
          </table:table-cell>
        </table:table-row>
        <table:table-row table:style-name="ro1">
          <table:table-cell office:value-type="string">
            <text:p>Bacchielli 1996</text:p>
          </table:table-cell>
          <table:table-cell office:value-type="string">
            <text:p>L. Bacchielli et al (eds.), Scritti di Antichità in memoria di Sandro Stucchi, Studi Miscellanei 29, Rome, 1996.</text:p>
          </table:table-cell>
        </table:table-row>
        <table:table-row table:style-name="ro1">
          <table:table-cell office:value-type="string">
            <text:p>Baldwin Bowsky 1987</text:p>
          </table:table-cell>
          <table:table-cell office:value-type="string">
            <text:p>M. Bowsky, “Roman arbitration in central Crete: an Augustan proconsul and a Neronian procurator,” CJ 82 (1986/87) 218-229.</text:p>
          </table:table-cell>
        </table:table-row>
        <table:table-row table:style-name="ro1">
          <table:table-cell office:value-type="string">
            <text:p>Bammer 1974</text:p>
          </table:table-cell>
          <table:table-cell office:value-type="string">
            <text:p>A. Bammer et al., Führer durch das Archäologische Museum in Selçuk-Ephesos, Vienna, 1974.</text:p>
          </table:table-cell>
        </table:table-row>
        <table:table-row table:style-name="ro1">
          <table:table-cell office:value-type="string">
            <text:p>Banev 1981</text:p>
          </table:table-cell>
          <table:table-cell office:value-type="string">
            <text:p>Kr. Banev and R. Lazov, “Inscriptions latines de la Mésie Inférieure et de la Thrace,” Arch (Sofia) 23 (1981) 37-45.</text:p>
          </table:table-cell>
        </table:table-row>
        <table:table-row table:style-name="ro1">
          <table:table-cell office:value-type="string">
            <text:p>Bean 1959</text:p>
          </table:table-cell>
          <table:table-cell office:value-type="string">
            <text:p>G.E. Bean, “Notes and inscriptions from Pisidia. Part 1,” AS 9 (1959) 67-117.</text:p>
          </table:table-cell>
        </table:table-row>
        <table:table-row table:style-name="ro1">
          <table:table-cell office:value-type="string">
            <text:p>Bénabou 1976</text:p>
          </table:table-cell>
          <table:table-cell office:value-type="string">
            <text:p>M. Bénabou, La résistance africaine à la romanisation, Paris, 1976.</text:p>
          </table:table-cell>
        </table:table-row>
        <table:table-row table:style-name="ro1">
          <table:table-cell office:value-type="string">
            <text:p>Bénabou 1986</text:p>
          </table:table-cell>
          <table:table-cell office:value-type="string">
            <text:p>H. Bénabou, “L’Afrique” <text:s/>in Crawford 1986 pp. 127-141.</text:p>
          </table:table-cell>
        </table:table-row>
        <table:table-row table:style-name="ro1">
          <table:table-cell office:value-type="string">
            <text:p>Bennett 1997</text:p>
          </table:table-cell>
          <table:table-cell office:value-type="string">
            <text:p>J. Bennett, Trajan, optimus princeps : a life and times, Bloomington, 1997.</text:p>
          </table:table-cell>
        </table:table-row>
        <table:table-row table:style-name="ro1">
          <table:table-cell office:value-type="string">
            <text:p>Benzina ben Abdallah 1992</text:p>
          </table:table-cell>
          <table:table-cell office:value-type="string">
            <text:p>Z. Benzina ben Abdallah, “Du côte d’Ammaedra: Musulamii et Musunii Regiani,” AntAf 28 (1992) 139-145.</text:p>
          </table:table-cell>
        </table:table-row>
        <table:table-row table:style-name="ro1">
          <table:table-cell office:value-type="string">
            <text:p>Beschaouch 1968</text:p>
          </table:table-cell>
          <table:table-cell office:value-type="string">
            <text:p>A. Beschaouch, “Mustitana: Recueil des nouvelles inscriptions de Mustis, cité romaine de Tunisie,” Karthago 14 (1965/1966) 121-224.</text:p>
          </table:table-cell>
        </table:table-row>
        <table:table-row table:style-name="ro1">
          <table:table-cell office:value-type="string">
            <text:p>Betz 1938</text:p>
          </table:table-cell>
          <table:table-cell office:value-type="string">
            <text:p>A. Betz, Untersuchungen zur Militärgeschichte der römischen Provinz Dalmatien, Abhandlungen des archäologisch-epigraphischen Seminars der Universität Wien new series, heft 4, Baden bei Wien, 1938.</text:p>
          </table:table-cell>
        </table:table-row>
        <table:table-row table:style-name="ro1">
          <table:table-cell office:value-type="string">
            <text:p>Binder 1987</text:p>
          </table:table-cell>
          <table:table-cell office:value-type="string">
            <text:p>G. Binder (ed.), Saeculum Augustum I: Herrschaft und Gesellschaft, Darmstadt, 1987.</text:p>
          </table:table-cell>
        </table:table-row>
        <table:table-row table:style-name="ro1">
          <table:table-cell office:value-type="string">
            <text:p>Birley 1997</text:p>
          </table:table-cell>
          <table:table-cell office:value-type="string">
            <text:p>A. Birley, Hadrian: The Restless Emperor, London, 1997.</text:p>
          </table:table-cell>
        </table:table-row>
        <table:table-row table:style-name="ro1">
          <table:table-cell office:value-type="string">
            <text:p>Birley 2000</text:p>
          </table:table-cell>
          <table:table-cell office:value-type="string">
            <text:p>A. Birley, Marcus Aurelius: A Biography, New York, 2000.</text:p>
          </table:table-cell>
        </table:table-row>
        <table:table-row table:style-name="ro1">
          <table:table-cell office:value-type="string">
            <text:p>Birley 2002</text:p>
          </table:table-cell>
          <table:table-cell office:value-type="string">
            <text:p>A. Birley, The Prosopography of Roman Imperial Government: Fasti Provinciarum, Barcelona, 2002; URL: http://www.ub.es/epigraphiae/PDF/Preograma%20EPI%20DEFINITIU.pdf.</text:p>
          </table:table-cell>
        </table:table-row>
        <table:table-row table:style-name="ro1">
          <table:table-cell office:value-type="string">
            <text:p>Boatwright 2000</text:p>
          </table:table-cell>
          <table:table-cell office:value-type="string">
            <text:p>M.T. Boatwright, Hadrian and the Cities of the Roman Empire, Princeton, 2000.</text:p>
          </table:table-cell>
        </table:table-row>
        <table:table-row table:style-name="ro1">
          <table:table-cell office:value-type="string">
            <text:p>Borzsák 1986</text:p>
          </table:table-cell>
          <table:table-cell office:value-type="string">
            <text:p>I. Borzsák and K. Wellesley (eds.), Cornelii Taciti libri qui supersunt, Leipzig, 1986-1992.</text:p>
          </table:table-cell>
        </table:table-row>
        <table:table-row table:style-name="ro1">
          <table:table-cell office:value-type="string">
            <text:p>Bosch 1967</text:p>
          </table:table-cell>
          <table:table-cell office:value-type="string">
            <text:p>E. Bosch, Quellen zur Geschichte der Stadt Ankara im Altertum, Ankara, 1967.</text:p>
          </table:table-cell>
        </table:table-row>
        <table:table-row table:style-name="ro1">
          <table:table-cell office:value-type="string">
            <text:p>Bouchenaki 1977</text:p>
          </table:table-cell>
          <table:table-cell office:value-type="string">
            <text:p>M. Bouchenaki and P. Février, “Un ‘castellum’ de la region de Tipasa de Juba a Septime Severe,” BAA 7 (1977-1979) 193-215.</text:p>
          </table:table-cell>
        </table:table-row>
        <table:table-row table:style-name="ro1">
          <table:table-cell office:value-type="string">
            <text:p>Bowersock 1991</text:p>
          </table:table-cell>
          <table:table-cell office:value-type="string">
            <text:p>G. Bowersock, “Review of MAMA 9,” JRS 81 (1991) 223-225.</text:p>
          </table:table-cell>
        </table:table-row>
        <table:table-row table:style-name="ro1">
          <table:table-cell office:value-type="string">
            <text:p>Bowman 1996</text:p>
          </table:table-cell>
          <table:table-cell office:value-type="string">
            <text:p>A. Bowman, “Provincial Administration and Taxation” <text:s/>in CAH2 10 pp. 344-370.</text:p>
          </table:table-cell>
        </table:table-row>
        <table:table-row table:style-name="ro1">
          <table:table-cell office:value-type="string">
            <text:p>Božilova 1985</text:p>
          </table:table-cell>
          <table:table-cell office:value-type="string">
            <text:p>V. Božilova and J. Kolendo, “Гранчен стълб от 136 гнамерен в Нове,” Arch (Sofia) 27 (1985) 39-46.</text:p>
          </table:table-cell>
        </table:table-row>
        <table:table-row table:style-name="ro1">
          <table:table-cell office:value-type="string">
            <text:p>Brice 2002</text:p>
          </table:table-cell>
          <table:table-cell office:value-type="string">
            <text:p>L. Brice, Holding a Wolf by the Ears: Mutiny and Unrest in the Roman Military, 44 B.C.-AD 68, Ph.D. Dissertation, Chapel Hill, 2002.</text:p>
          </table:table-cell>
        </table:table-row>
        <table:table-row table:style-name="ro1">
          <table:table-cell office:value-type="string">
            <text:p>Bringmann 1995</text:p>
          </table:table-cell>
          <table:table-cell office:value-type="string">
            <text:p>K. Bringmann and H. von Steuben, Schenkungen hellenistischer Herrscher an griechische Städte und Heiligtümer, 2 vols., Berlin, 1995.</text:p>
          </table:table-cell>
        </table:table-row>
        <table:table-row table:style-name="ro1">
          <table:table-cell office:value-type="string">
            <text:p>Bruneau 1975</text:p>
          </table:table-cell>
          <table:table-cell office:value-type="string">
            <text:p>P. Bruneau, “Deliaca (II),” BCH 99 (1975) 267-311.</text:p>
          </table:table-cell>
        </table:table-row>
        <table:table-row table:style-name="ro1">
          <table:table-cell office:value-type="string">
            <text:p>Buraselis 1993</text:p>
          </table:table-cell>
          <table:table-cell office:value-type="string">
            <text:p>K. Buraselis, “Bemerkungen zum Dekret der Battynäer” <text:s/>in Ancient Macedonia V 1 pp. 280-292.</text:p>
          </table:table-cell>
        </table:table-row>
        <table:table-row table:style-name="ro1">
          <table:table-cell office:value-type="string">
            <text:p>Burton 1993</text:p>
          </table:table-cell>
          <table:table-cell office:value-type="string">
            <text:p>G.P. Burton, “Provincial Procurators and the Public Provinces,” Chiron 23 (1993) 13-28.</text:p>
          </table:table-cell>
        </table:table-row>
        <table:table-row table:style-name="ro1">
          <table:table-cell office:value-type="string">
            <text:p>Burton 2000</text:p>
          </table:table-cell>
          <table:table-cell office:value-type="string">
            <text:p>G.P. Burton, “The Resolution of Territorial Disputes in the Provinces of the Roman Empire,” Chiron 30 (2000) 195-215.</text:p>
          </table:table-cell>
        </table:table-row>
        <table:table-row table:style-name="ro1">
          <table:table-cell office:value-type="string">
            <text:p>Burton 2002</text:p>
          </table:table-cell>
          <table:table-cell office:value-type="string">
            <text:p>G. Burton, “The Regulation of Inter-community Relations in the Provinces and the Political Integration of the Roman Empire” <text:s/>in Gorman 2002 pp. 113-128.</text:p>
          </table:table-cell>
        </table:table-row>
        <table:table-row table:style-name="ro1">
          <table:table-cell office:value-type="string">
            <text:p>Burton 2002b</text:p>
          </table:table-cell>
          <table:table-cell office:value-type="string">
            <text:p>G. Burton, “The Roman Imperial State (A.D. 14-235): Evidence and Reality,” Chiron 32 (2002) 249-280.</text:p>
          </table:table-cell>
        </table:table-row>
        <table:table-row table:style-name="ro1">
          <table:table-cell office:value-type="string">
            <text:p>Cadoni 1993</text:p>
          </table:table-cell>
          <table:table-cell office:value-type="string">
            <text:p>E. Cadoni, “La Tabula bronzea di Esterzili (CIL X, 7852 = ILS 5947)” <text:s/>in Mastino 1993 pp. 77-98.</text:p>
          </table:table-cell>
        </table:table-row>
        <table:table-row table:style-name="ro1">
          <table:table-cell office:value-type="string">
            <text:p>Cagnat 1894</text:p>
          </table:table-cell>
          <table:table-cell office:value-type="string">
            <text:p>R. Cagnat, “Note sur les limites de la Province romaine d’Afrique en 146,” CRAI (1894) 43.</text:p>
          </table:table-cell>
        </table:table-row>
        <table:table-row table:style-name="ro1">
          <table:table-cell office:value-type="string">
            <text:p>Cagnat 1903</text:p>
          </table:table-cell>
          <table:table-cell office:value-type="string">
            <text:p>R. Cagnat, “Sabinius non Licinius Barbarus” <text:s/>in Mélanges Boissier pp. 99-102.</text:p>
          </table:table-cell>
        </table:table-row>
        <table:table-row table:style-name="ro1">
          <table:table-cell office:value-type="string">
            <text:p>Cagnat 1909</text:p>
          </table:table-cell>
          <table:table-cell office:value-type="string">
            <text:p>R. Cagnat, “Les Νυβγηνοί de Ptolémée,” CRAI (1909) 568-579.</text:p>
          </table:table-cell>
        </table:table-row>
        <table:table-row table:style-name="ro1">
          <table:table-cell office:value-type="string">
            <text:p>Camodeca 1993</text:p>
          </table:table-cell>
          <table:table-cell office:value-type="string">
            <text:p>G. Camodeca, “Per una riedizione delle ‘Tabulae Herculanenses’ 2” <text:s/>in Ostraka 2.2 pp. 197-209.</text:p>
          </table:table-cell>
        </table:table-row>
        <table:table-row table:style-name="ro1">
          <table:table-cell office:value-type="string">
            <text:p>Camodeca 1994</text:p>
          </table:table-cell>
          <table:table-cell office:value-type="string">
            <text:p>G. Camodeca, “Riedizione del trittico ercolanese TH 77 + 78 + 80 + 53 + 92 del 26 gennaio 69,” BCPE 24 (1994) 137-146.</text:p>
          </table:table-cell>
        </table:table-row>
        <table:table-row table:style-name="ro1">
          <table:table-cell office:value-type="string">
            <text:p>Camodeca 1996</text:p>
          </table:table-cell>
          <table:table-cell office:value-type="string">
            <text:p>G. Camodeca, “Una nuova coppia di consoli del 148 e il proconsul Achaiae M. Calpurnius Longus,” ZPE 112 (1996) 235-240.</text:p>
          </table:table-cell>
        </table:table-row>
        <table:table-row table:style-name="ro1">
          <table:table-cell office:value-type="string">
            <text:p>Campbell 1996</text:p>
          </table:table-cell>
          <table:table-cell office:value-type="string">
            <text:p>B. Campbell, “Shaping the Rural Environment: Surveyors in Ancient Rome,” JRS 86 (1996) 74-99.</text:p>
          </table:table-cell>
        </table:table-row>
        <table:table-row table:style-name="ro1">
          <table:table-cell office:value-type="string">
            <text:p>Campbell 2000</text:p>
          </table:table-cell>
          <table:table-cell office:value-type="string">
            <text:p>B. Campbell, The Writings of the Roman Land Surveyors: Introduction, Text, Translation and Commentary, JRS Monograph 9, London, 2000.</text:p>
          </table:table-cell>
        </table:table-row>
        <table:table-row table:style-name="ro1">
          <table:table-cell office:value-type="string">
            <text:p>Carlsen 1994</text:p>
          </table:table-cell>
          <table:table-cell office:value-type="string">
            <text:p>J. Carlsen et al (eds.), Landuse in the Roman Empire, Rome, 1994.</text:p>
          </table:table-cell>
        </table:table-row>
        <table:table-row table:style-name="ro1">
          <table:table-cell office:value-type="string">
            <text:p>Carlsen 1994a</text:p>
          </table:table-cell>
          <table:table-cell office:value-type="string">
            <text:p>J. Carlsen, “CIL X 8217 and the Question of Temple Land in Roman Italy” <text:s/>in Carlsen 1994 pp. 9-15.</text:p>
          </table:table-cell>
        </table:table-row>
        <table:table-row table:style-name="ro1">
          <table:table-cell office:value-type="string">
            <text:p>Carlsen 1995</text:p>
          </table:table-cell>
          <table:table-cell office:value-type="string">
            <text:p>J. Carlsen, Vilici and Roman Estate Managers Until AD 284, Rome, 1995.</text:p>
          </table:table-cell>
        </table:table-row>
        <table:table-row table:style-name="ro1">
          <table:table-cell office:value-type="string">
            <text:p>Carton 1895</text:p>
          </table:table-cell>
          <table:table-cell office:value-type="string">
            <text:p>L. Carton, Découvertes épigraphiques et archéologiques faites en Tunisie (région de Dougga), Mémoires Lille 5.4, Lille, 1895.</text:p>
          </table:table-cell>
        </table:table-row>
        <table:table-row table:style-name="ro1">
          <table:table-cell office:value-type="string">
            <text:p>Casevitz 1993</text:p>
          </table:table-cell>
          <table:table-cell office:value-type="string">
            <text:p>M. Casevitz, “Les mots de la frontière en grec” <text:s/>in Roman 1993 pp. 17-24.</text:p>
          </table:table-cell>
        </table:table-row>
        <table:table-row table:style-name="ro1">
          <table:table-cell office:value-type="string">
            <text:p>Champlin 1978</text:p>
          </table:table-cell>
          <table:table-cell office:value-type="string">
            <text:p>E. Champlin, “Pegasus,” ZPE 32 (1978), 269-278.</text:p>
          </table:table-cell>
        </table:table-row>
        <table:table-row table:style-name="ro1">
          <table:table-cell office:value-type="string">
            <text:p>Chelotti 1985</text:p>
          </table:table-cell>
          <table:table-cell office:value-type="string">
            <text:p>M. Chelotti et al, Le epigrafi romane di Canosa, Bari, 1985.</text:p>
          </table:table-cell>
        </table:table-row>
        <table:table-row table:style-name="ro1">
          <table:table-cell office:value-type="string">
            <text:p>Chrimes 1949</text:p>
          </table:table-cell>
          <table:table-cell office:value-type="string">
            <text:p>K. Chrimes, Ancient Sparta, a re-examination of the evidence, Manchester, 1949.</text:p>
          </table:table-cell>
        </table:table-row>
        <table:table-row table:style-name="ro1">
          <table:table-cell office:value-type="string">
            <text:p>Christofle 1935</text:p>
          </table:table-cell>
          <table:table-cell office:value-type="string">
            <text:p>M. Christofle, Rapport sur le fouilles effectuées en 1930-1931-1932 par le service des monuments historiques de l’Algérie, Algiers, 1935.</text:p>
          </table:table-cell>
        </table:table-row>
        <table:table-row table:style-name="ro1">
          <table:table-cell office:value-type="string">
            <text:p>Christol 1982</text:p>
          </table:table-cell>
          <table:table-cell office:value-type="string">
            <text:p>M. Christol and T Drew-Bear, “Une délimitation de territoire en Phrygie-Carie,” TRTurquie 1982, 21-42.</text:p>
          </table:table-cell>
        </table:table-row>
        <table:table-row table:style-name="ro1">
          <table:table-cell office:value-type="string">
            <text:p>Christol 1998</text:p>
          </table:table-cell>
          <table:table-cell office:value-type="string">
            <text:p>M. Christol and Th. Drew-Bear, “Le prince et ses représentants aux limites de l’Asie et de la Galatie: un nouveau questeur et un nouveau proconsul d’Asie sous Septime Sévère,” CahiersGlotz 9 (1998) 143-164.</text:p>
          </table:table-cell>
        </table:table-row>
        <table:table-row table:style-name="ro1">
          <table:table-cell office:value-type="string">
            <text:p>Contencin 1934</text:p>
          </table:table-cell>
          <table:table-cell office:value-type="string">
            <text:p>A. Contencin, “Note sur une borne de la Fossa Regia,” BCTH (1934/5) 390.</text:p>
          </table:table-cell>
        </table:table-row>
        <table:table-row table:style-name="ro1">
          <table:table-cell office:value-type="string">
            <text:p>Crawford 1986</text:p>
          </table:table-cell>
          <table:table-cell office:value-type="string">
            <text:p>M. Crawford (ed.), L’Impero romano e le strutture economiche e sociali delle province, Como, 1986.</text:p>
          </table:table-cell>
        </table:table-row>
        <table:table-row table:style-name="ro1">
          <table:table-cell office:value-type="string">
            <text:p>Crook 1967</text:p>
          </table:table-cell>
          <table:table-cell office:value-type="string">
            <text:p>J. Crook, Law and Life of Rome, Ithaca, NY, 1967.</text:p>
          </table:table-cell>
        </table:table-row>
        <table:table-row table:style-name="ro1">
          <table:table-cell office:value-type="string">
            <text:p>Daux 1976</text:p>
          </table:table-cell>
          <table:table-cell office:value-type="string">
            <text:p>G. Daux, “L’Amphictyonie delphique sous l’Empire” in Recueil Plassart pp. 59-79.</text:p>
          </table:table-cell>
        </table:table-row>
        <table:table-row table:style-name="ro1">
          <table:table-cell office:value-type="string">
            <text:p>De Franciscis 1956</text:p>
          </table:table-cell>
          <table:table-cell office:value-type="string">
            <text:p>A. de Franciscis, “Templum Dianae Tifatinae,” ASTL 1 (1956) 301-358.</text:p>
          </table:table-cell>
        </table:table-row>
        <table:table-row table:style-name="ro1">
          <table:table-cell office:value-type="string">
            <text:p>De Franciscis 1966</text:p>
          </table:table-cell>
          <table:table-cell office:value-type="string">
            <text:p>A. De Franciscis, “Note sui ‘Praedia Dianae Tifatinae’,” RAALN 41 (1966) 241-246.</text:p>
          </table:table-cell>
        </table:table-row>
        <table:table-row table:style-name="ro1">
          <table:table-cell office:value-type="string">
            <text:p>Desanges 1962</text:p>
          </table:table-cell>
          <table:table-cell office:value-type="string">
            <text:p>J. Desanges, Catalogue des tribus Africaines de l’antiquité classique a l’ouest du Nil, Dakar, 1962.</text:p>
          </table:table-cell>
        </table:table-row>
        <table:table-row table:style-name="ro1">
          <table:table-cell office:value-type="string">
            <text:p>Desanges 1983</text:p>
          </table:table-cell>
          <table:table-cell office:value-type="string">
            <text:p>J. Desanges and S. Lancel, “L’apport des nouvelles Lettres à la géographie historique de l’Afrique antique et de l’Église d’Afrique” <text:s/>in Lettres de Saint Augustin découvertes pp. 87-99.</text:p>
          </table:table-cell>
        </table:table-row>
        <table:table-row table:style-name="ro1">
          <table:table-cell office:value-type="string">
            <text:p>Desanges 1994</text:p>
          </table:table-cell>
          <table:table-cell office:value-type="string">
            <text:p>J. Desanges, “Auguste a-t-il confirmé une décision de Juba II dans l’administration interne du royaume protégé de Maurétanie?,” BCTH 23 (1990-1992) 218-220.</text:p>
          </table:table-cell>
        </table:table-row>
        <table:table-row table:style-name="ro1">
          <table:table-cell office:value-type="string">
            <text:p>Devijver 1976</text:p>
          </table:table-cell>
          <table:table-cell office:value-type="string">
            <text:p>H. Devijver, Prosopographia militiarum equestrium quae fuerunt ab Augusto ad Gallienum, 3 vols., Leuven, 1976-1980.</text:p>
          </table:table-cell>
        </table:table-row>
        <table:table-row table:style-name="ro1">
          <table:table-cell office:value-type="string">
            <text:p>Di Vita-Evrard 1979</text:p>
          </table:table-cell>
          <table:table-cell office:value-type="string">
            <text:p>G. di Vita-Evrard, “Quatre inscriptions du Djebel Tarhuna: le territoire de Lepcis Magna,” QAL 10 (1979) 67-98 and map.</text:p>
          </table:table-cell>
        </table:table-row>
        <table:table-row table:style-name="ro1">
          <table:table-cell office:value-type="string">
            <text:p>Dignas 2002</text:p>
          </table:table-cell>
          <table:table-cell office:value-type="string">
            <text:p>B. Dignas, Economy of the sacred in Hellenistic and Roman Asia Minor, New York, 2002.</text:p>
          </table:table-cell>
        </table:table-row>
        <table:table-row table:style-name="ro1">
          <table:table-cell office:value-type="string">
            <text:p>Dindorf 1868</text:p>
          </table:table-cell>
          <table:table-cell office:value-type="string">
            <text:p>L. Dindorf (ed.), Ioannis Zonarae Epitome Historiarum, 6 vols., Leipzig, 1868-1875.</text:p>
          </table:table-cell>
        </table:table-row>
        <table:table-row table:style-name="ro1">
          <table:table-cell office:value-type="string">
            <text:p>Doblhofer 1960</text:p>
          </table:table-cell>
          <table:table-cell office:value-type="string">
            <text:p>E. Doblhofer, “Eine Grenzregelung in Kilikien,” JÖAI 45 (1960) Hauptblatt 39-44.</text:p>
          </table:table-cell>
        </table:table-row>
        <table:table-row table:style-name="ro1">
          <table:table-cell office:value-type="string">
            <text:p>Dobson 1978</text:p>
          </table:table-cell>
          <table:table-cell office:value-type="string">
            <text:p>B. Dobson, Die Primipilares: Entwicklung und Bedeutung, Laufbahnen und Persönlichkeiten eines römischen Offiziersranges, Cologne, 1978.</text:p>
          </table:table-cell>
        </table:table-row>
        <table:table-row table:style-name="ro1">
          <table:table-cell office:value-type="string">
            <text:p>Doukellis 1995</text:p>
          </table:table-cell>
          <table:table-cell office:value-type="string">
            <text:p>P. Doukellis and S. Zoumbaki, “De Flamininus aux Antonins: Conquête et aménagements de l’espace extra-urbain en Achaïe et Macédoine,” DHA 21.2 (1995) 205-228.</text:p>
          </table:table-cell>
        </table:table-row>
        <table:table-row table:style-name="ro1">
          <table:table-cell office:value-type="string">
            <text:p>Ducrey 1969</text:p>
          </table:table-cell>
          <table:table-cell office:value-type="string">
            <text:p>P. Ducrey, “Trois nouvelles inscriptions crétoises,” BCH 93 (1969) 841-852.</text:p>
          </table:table-cell>
        </table:table-row>
        <table:table-row table:style-name="ro1">
          <table:table-cell office:value-type="string">
            <text:p>Eck 1999</text:p>
          </table:table-cell>
          <table:table-cell office:value-type="string">
            <text:p>W. Eck (ed.), Lokale Autonomie und römische Ordnungsmacht in den kaiserzeitlichen Provinzen vom 1. bis 3. Jahrhundert, Munich, 1999.</text:p>
          </table:table-cell>
        </table:table-row>
        <table:table-row table:style-name="ro1">
          <table:table-cell office:value-type="string">
            <text:p>Ehrenberg 1955</text:p>
          </table:table-cell>
          <table:table-cell office:value-type="string">
            <text:p>V. Ehrenberg and A. Jones (eds.), Documents Illustrating the Reigns of Augustus and Tiberius, Oxford, 1955.</text:p>
          </table:table-cell>
        </table:table-row>
        <table:table-row table:style-name="ro1">
          <table:table-cell office:value-type="string">
            <text:p>Elliott 1997</text:p>
          </table:table-cell>
          <table:table-cell office:value-type="string">
            <text:p>T. Elliott, Diocletianic Census Inscriptions from the Aegean Islands and Asia Minor, M.A. Thesis, Chapel Hill, 1997.</text:p>
          </table:table-cell>
        </table:table-row>
        <table:table-row table:style-name="ro1">
          <table:table-cell office:value-type="string">
            <text:p>Engelmann 1993</text:p>
          </table:table-cell>
          <table:table-cell office:value-type="string">
            <text:p>H. Engelmann, “Zum Kaiserkult in Ephesos,” ZPE 97 (1993) 279-289.</text:p>
          </table:table-cell>
        </table:table-row>
        <table:table-row table:style-name="ro1">
          <table:table-cell office:value-type="string">
            <text:p>Engelmann 1998</text:p>
          </table:table-cell>
          <table:table-cell office:value-type="string">
            <text:p>H. Engelmann, “Ephesiaca,” ZPE 121 (1998) 305-311.</text:p>
          </table:table-cell>
        </table:table-row>
        <table:table-row table:style-name="ro1">
          <table:table-cell office:value-type="string">
            <text:p>Engelmann 1999</text:p>
          </table:table-cell>
          <table:table-cell office:value-type="string">
            <text:p>H. Engelmann, “Inschriften aus Metropolis,” ZPE 125 (1999) 137-146.</text:p>
          </table:table-cell>
        </table:table-row>
        <table:table-row table:style-name="ro1">
          <table:table-cell office:value-type="string">
            <text:p>Faraone 1991</text:p>
          </table:table-cell>
          <table:table-cell office:value-type="string">
            <text:p>C. Faraone and D. Obbink, eds., Magika Hiera: Ancient Greek Magic and Religion, New York, 1991.</text:p>
          </table:table-cell>
        </table:table-row>
        <table:table-row table:style-name="ro1">
          <table:table-cell office:value-type="string">
            <text:p>Faraone 1991a</text:p>
          </table:table-cell>
          <table:table-cell office:value-type="string">
            <text:p>C. Faraone, “The Agonistic Context of Early Greek Binding Spells” <text:s/>in Faraone 1991 pp. 3-32.</text:p>
          </table:table-cell>
        </table:table-row>
        <table:table-row table:style-name="ro1">
          <table:table-cell office:value-type="string">
            <text:p>Fentress 1979</text:p>
          </table:table-cell>
          <table:table-cell office:value-type="string">
            <text:p>E. Fentress, Numidia and the Roman Army: Social, Military and Economic Aspects of the Frontier Zone, BAR International Series 53, Oxford, 1979.</text:p>
          </table:table-cell>
        </table:table-row>
        <table:table-row table:style-name="ro1">
          <table:table-cell office:value-type="string">
            <text:p>Fitz 1966</text:p>
          </table:table-cell>
          <table:table-cell office:value-type="string">
            <text:p>J. Fitz, Die Laufbahn der Statthalter in der römischen Provinz Moesia Inferior, Weimar, 1966.</text:p>
          </table:table-cell>
        </table:table-row>
        <table:table-row table:style-name="ro1">
          <table:table-cell office:value-type="string">
            <text:p>Fossey 1981</text:p>
          </table:table-cell>
          <table:table-cell office:value-type="string">
            <text:p>J. Fossey, “The City Archive at Koroneia,” Euphrosyne 11 (1981/82) 44-59.</text:p>
          </table:table-cell>
        </table:table-row>
        <table:table-row table:style-name="ro1">
          <table:table-cell office:value-type="string">
            <text:p>Franklin 2001</text:p>
          </table:table-cell>
          <table:table-cell office:value-type="string">
            <text:p>J. Franklin, Pompeis difficile est: studies in the political life of imperial Pompeii, Ann Arbor, 2001.</text:p>
          </table:table-cell>
        </table:table-row>
        <table:table-row table:style-name="ro1">
          <table:table-cell office:value-type="string">
            <text:p>French 1991</text:p>
          </table:table-cell>
          <table:table-cell office:value-type="string">
            <text:p>D. French, “Sites and Inscriptions from Phrygia, Pisidia and Pamphylia,” EA 17 (1981) 51-68.</text:p>
          </table:table-cell>
        </table:table-row>
        <table:table-row table:style-name="ro1">
          <table:table-cell office:value-type="string">
            <text:p>French 1997</text:p>
          </table:table-cell>
          <table:table-cell office:value-type="string">
            <text:p>D.H. French, “Inscriptions in the Museums of Akşehir and Yalvaç,” EA 29 (1997) 60-64.</text:p>
          </table:table-cell>
        </table:table-row>
        <table:table-row table:style-name="ro1">
          <table:table-cell office:value-type="string">
            <text:p>Frézouls 1981</text:p>
          </table:table-cell>
          <table:table-cell office:value-type="string">
            <text:p>E. Frézouls, “A propos de la Tabula Clesiana,” Ktema 6 (1981) 239-252.</text:p>
          </table:table-cell>
        </table:table-row>
        <table:table-row table:style-name="ro1">
          <table:table-cell office:value-type="string">
            <text:p>Gager 1992</text:p>
          </table:table-cell>
          <table:table-cell office:value-type="string">
            <text:p>J. Gager, Curse Tablets and Binding Spells from the Ancient World, Oxford, 1992.</text:p>
          </table:table-cell>
        </table:table-row>
        <table:table-row table:style-name="ro1">
          <table:table-cell office:value-type="string">
            <text:p>Garcia Rozas 1993</text:p>
          </table:table-cell>
          <table:table-cell office:value-type="string">
            <text:p>R. Garcia Rozas and J. Abasolo, “Bronces Romanos del Museo de Zamora,” in Bronces y Religion Romana pp. 170-196.</text:p>
          </table:table-cell>
        </table:table-row>
        <table:table-row table:style-name="ro1">
          <table:table-cell office:value-type="string">
            <text:p>Gascou 1983</text:p>
          </table:table-cell>
          <table:table-cell office:value-type="string">
            <text:p>J. Gascou, “Pagus et castellum dans la confédération cirtéenne,” AntAf 19 (1983) 175-207.</text:p>
          </table:table-cell>
        </table:table-row>
        <table:table-row table:style-name="ro1">
          <table:table-cell office:value-type="string">
            <text:p>Gascou 1989</text:p>
          </table:table-cell>
          <table:table-cell office:value-type="string">
            <text:p>J. Gascou and R. Guéry, “Inscriptions du sud Constantinois,” AntAf 25 (1989) 135-176.</text:p>
          </table:table-cell>
        </table:table-row>
        <table:table-row table:style-name="ro1">
          <table:table-cell office:value-type="string">
            <text:p>Gasperini 1992</text:p>
          </table:table-cell>
          <table:table-cell office:value-type="string">
            <text:p>L. Gasperini (ed.), Rupes Loquentes: Atti del Convegno internazionale di studio sulle iscrizioni rupestri de età Romana in Italia, Roma - Bomarzo 13-15. X. 1989, Tivoli, 1992.</text:p>
          </table:table-cell>
        </table:table-row>
        <table:table-row table:style-name="ro1">
          <table:table-cell office:value-type="string">
            <text:p>Gasperini 1992a</text:p>
          </table:table-cell>
          <table:table-cell office:value-type="string">
            <text:p>L. Gasperini, “Il Macigno dei Balari ai Piedi del Monte Limbara (Sardegna Nord-Orientale)” <text:s/>in Gasperini 1992 pp. 579-589.</text:p>
          </table:table-cell>
        </table:table-row>
        <table:table-row table:style-name="ro1">
          <table:table-cell office:value-type="string">
            <text:p>Gorman 2002</text:p>
          </table:table-cell>
          <table:table-cell office:value-type="string">
            <text:p>V. Gorman and E. Robinson, Oikistes: Studies in Constitutions, Colonies, and Military Power in the Ancient World. Offered in Honor of A.J. Graham, Mnemosyne Suppl. 234, Leiden, 2002.</text:p>
          </table:table-cell>
        </table:table-row>
        <table:table-row table:style-name="ro1">
          <table:table-cell office:value-type="string">
            <text:p>Gschnitzer 1994</text:p>
          </table:table-cell>
          <table:table-cell office:value-type="string">
            <text:p>F. Gschnitzer, “Zur Terminologie der Grenze und des Gebietes im Griechischen” <text:s/>in Sonnabend 1994 pp. 25-33.</text:p>
          </table:table-cell>
        </table:table-row>
        <table:table-row table:style-name="ro1">
          <table:table-cell office:value-type="string">
            <text:p>Guénin 1908</text:p>
          </table:table-cell>
          <table:table-cell office:value-type="string">
            <text:p>M. Le Commandant Guénin, “Inventaire archéologique du cercle de Tébessa,” NouvArch 17 (1908) 75-234.</text:p>
          </table:table-cell>
        </table:table-row>
        <table:table-row table:style-name="ro1">
          <table:table-cell office:value-type="string">
            <text:p>Haensch 1999</text:p>
          </table:table-cell>
          <table:table-cell office:value-type="string">
            <text:p>R. Haensch, “Heraclea ad Salbacum, die heiligen Dörfer der Artemis Sbryallis und der Kaiser” <text:s/>in Eck 1999 pp. 115-139.</text:p>
          </table:table-cell>
        </table:table-row>
        <table:table-row table:style-name="ro1">
          <table:table-cell office:value-type="string">
            <text:p>Hatzopoulos 1989</text:p>
          </table:table-cell>
          <table:table-cell office:value-type="string">
            <text:p>M. Hatzopoulos and L. Loukopoulou, Morrylos, cité de la Crestonie, Athens, 1989.</text:p>
          </table:table-cell>
        </table:table-row>
        <table:table-row table:style-name="ro1">
          <table:table-cell office:value-type="string">
            <text:p>Henzen 1856</text:p>
          </table:table-cell>
          <table:table-cell office:value-type="string">
            <text:p>G. Henzen, “Iscrizione di Lamia,” Bullettino dell’ Instituto (1856) 72-76.</text:p>
          </table:table-cell>
        </table:table-row>
        <table:table-row table:style-name="ro1">
          <table:table-cell office:value-type="string">
            <text:p>Hitchner 1994</text:p>
          </table:table-cell>
          <table:table-cell office:value-type="string">
            <text:p>R. Hitchner, “Image and Reality: The Changing Face of Pastoralism in the Tunisian High Steppe” <text:s/>in Carlsen 1994 pp. 27-43.</text:p>
          </table:table-cell>
        </table:table-row>
        <table:table-row table:style-name="ro1">
          <table:table-cell office:value-type="string">
            <text:p>Horsley 1998</text:p>
          </table:table-cell>
          <table:table-cell office:value-type="string">
            <text:p>G.H.R. Horsley and R.A. Kearsley, “Another Boundary Stone between Tymbrianassos and Sagalassos in Pisidia,” ZPE 121 (1998) 123-129.</text:p>
          </table:table-cell>
        </table:table-row>
        <table:table-row table:style-name="ro1">
          <table:table-cell office:value-type="string">
            <text:p>Içten 1998</text:p>
          </table:table-cell>
          <table:table-cell office:value-type="string">
            <text:p>Ç. Içten and H. Engelmann, “Inschriften aus Ephesos und Kolophon,” ZPE 120 (1998) 83-91.</text:p>
          </table:table-cell>
        </table:table-row>
        <table:table-row table:style-name="ro1">
          <table:table-cell office:value-type="string">
            <text:p>Jacques 1987</text:p>
          </table:table-cell>
          <table:table-cell office:value-type="string">
            <text:p>F. Jacques, “Biens caducs revendiques par la cite d’Ostie. Attribution et delimitation d’un Terrain d’apres une nouvelle inscription du Latium,” Epigraphica 49 (1987) 29-70.</text:p>
          </table:table-cell>
        </table:table-row>
        <table:table-row table:style-name="ro1">
          <table:table-cell office:value-type="string">
            <text:p>Jiménez de Furundarena 1999</text:p>
          </table:table-cell>
          <table:table-cell office:value-type="string">
            <text:p>A. Jiménez de Furundarena, “La Carrera de Titus Suedius Clemens,” HAnt 23 (1999) 167-172.</text:p>
          </table:table-cell>
        </table:table-row>
        <table:table-row table:style-name="ro1">
          <table:table-cell office:value-type="string">
            <text:p>Jones 1992</text:p>
          </table:table-cell>
          <table:table-cell office:value-type="string">
            <text:p>C. Jones, “Review of: James H. Oliver, Greek Constitutions of Early Roman Emperors from Inscriptions and Papyri,” AJP 113 (1992) 144-147.</text:p>
          </table:table-cell>
        </table:table-row>
        <table:table-row table:style-name="ro1">
          <table:table-cell office:value-type="string">
            <text:p>Kazarow 1923</text:p>
          </table:table-cell>
          <table:table-cell office:value-type="string">
            <text:p>G. Kazarow, “Inscriptions et antiquités de la Macédoine occidentale (Régions de Mariovo et de Prilep),” BCH 47 (1923) 275-300.</text:p>
          </table:table-cell>
        </table:table-row>
        <table:table-row table:style-name="ro1">
          <table:table-cell office:value-type="string">
            <text:p>Kehoe 1988</text:p>
          </table:table-cell>
          <table:table-cell office:value-type="string">
            <text:p>D. Kehoe, The Economics of Agriculture on Roman Imperial Estates in North Africa, Hypomnemata 89, Göttingen, 1988.</text:p>
          </table:table-cell>
        </table:table-row>
        <table:table-row table:style-name="ro1">
          <table:table-cell office:value-type="string">
            <text:p>Khanoussi 1992</text:p>
          </table:table-cell>
          <table:table-cell office:value-type="string">
            <text:p>M. Khanoussi, “Présence et rôle de l’armée romaine dans la région des Grandes Plaines (Afrique Proconsulaire)” <text:s/>in Africa romana 9 pp. 319-328.</text:p>
          </table:table-cell>
        </table:table-row>
        <table:table-row table:style-name="ro1">
          <table:table-cell office:value-type="string">
            <text:p>Kierdorf 1987</text:p>
          </table:table-cell>
          <table:table-cell office:value-type="string">
            <text:p>W. Kierdorf, “Freundschaft und Freundschaftskündigung von der Republik zum Prinzipat” <text:s/>in Binder 1987 pp. 223-245.</text:p>
          </table:table-cell>
        </table:table-row>
        <table:table-row table:style-name="ro1">
          <table:table-cell office:value-type="string">
            <text:p>Knibbe 1979</text:p>
          </table:table-cell>
          <table:table-cell office:value-type="string">
            <text:p>D. Knibbe et al., “Der Grundbesitz der ephesischen Artemis im Kaystrostal,” ZPE 33 (1979) 139-147.</text:p>
          </table:table-cell>
        </table:table-row>
        <table:table-row table:style-name="ro1">
          <table:table-cell office:value-type="string">
            <text:p>Knibbe 1989</text:p>
          </table:table-cell>
          <table:table-cell office:value-type="string">
            <text:p>J. Knibbe et al, “Neue Inschriften aus Ephesos XI,” JÖAI 59 Beiblatt (1989) 161-238.</text:p>
          </table:table-cell>
        </table:table-row>
        <table:table-row table:style-name="ro1">
          <table:table-cell office:value-type="string">
            <text:p>Krummrey 1980</text:p>
          </table:table-cell>
          <table:table-cell office:value-type="string">
            <text:p>H. Krummrey and S. Panciera, “Criteri di edizione e segni diacritici,” Tituli 2 (1980), 205-215.</text:p>
          </table:table-cell>
        </table:table-row>
        <table:table-row table:style-name="ro1">
          <table:table-cell office:value-type="string">
            <text:p>Laffi 1971</text:p>
          </table:table-cell>
          <table:table-cell office:value-type="string">
            <text:p>U. Laffi, “I terreni del tempio di Zeus ad Aizanoi: Le iscrizioni sulla parete interna dell’anta destra del pronaos,” Athenaeum 49 (1971) 3-53.</text:p>
          </table:table-cell>
        </table:table-row>
        <table:table-row table:style-name="ro1">
          <table:table-cell office:value-type="string">
            <text:p>Lamboglia 1959</text:p>
          </table:table-cell>
          <table:table-cell office:value-type="string">
            <text:p>N. Lamboglia, “Una nuova popolazione Pirenaica: Gli Olossitani,” RSL 25 (1959) 147-161.</text:p>
          </table:table-cell>
        </table:table-row>
        <table:table-row table:style-name="ro1">
          <table:table-cell office:value-type="string">
            <text:p>Lassus 1960</text:p>
          </table:table-cell>
          <table:table-cell office:value-type="string">
            <text:p>J. Lassus, “L’archéologie algérienne en 1959,” Libyca 8 (1960) 1-109.</text:p>
          </table:table-cell>
        </table:table-row>
        <table:table-row table:style-name="ro1">
          <table:table-cell office:value-type="string">
            <text:p>Le Bohec 1989</text:p>
          </table:table-cell>
          <table:table-cell office:value-type="string">
            <text:p>Y. Le Bohec, La Troisième Légion Auguste, Paris, 1989.</text:p>
          </table:table-cell>
        </table:table-row>
        <table:table-row table:style-name="ro1">
          <table:table-cell office:value-type="string">
            <text:p>Le Bohec 1990</text:p>
          </table:table-cell>
          <table:table-cell office:value-type="string">
            <text:p>Y. Le Bohec, “De Sila à Gadiaufala: urbanisation et municipalisation dans le Numidie cirtéenne méridionale” <text:s/>in L’Afrique dans l’Occident romain pp. 291-313.</text:p>
          </table:table-cell>
        </table:table-row>
        <table:table-row table:style-name="ro1">
          <table:table-cell office:value-type="string">
            <text:p>Le Roux 1994</text:p>
          </table:table-cell>
          <table:table-cell office:value-type="string">
            <text:p>P. Le Roux, “Cités et territoires en Hispanie: L’épigraphie des limites,” MCV 30 (1994) 37-51.</text:p>
          </table:table-cell>
        </table:table-row>
        <table:table-row table:style-name="ro1">
          <table:table-cell office:value-type="string">
            <text:p>Leschi 1957</text:p>
          </table:table-cell>
          <table:table-cell office:value-type="string">
            <text:p>L. Leschi, Études d’épigraphie, d’archéologie et d’histoire africaines, Paris, 1957.</text:p>
          </table:table-cell>
        </table:table-row>
        <table:table-row table:style-name="ro1">
          <table:table-cell office:value-type="string">
            <text:p>Leschi 1957a</text:p>
          </table:table-cell>
          <table:table-cell office:value-type="string">
            <text:p>L. Leschi, “Une assignation de terre sous Septime Sévère” <text:s/>in Leschi 1957 pp. 75-79.</text:p>
          </table:table-cell>
        </table:table-row>
        <table:table-row table:style-name="ro1">
          <table:table-cell office:value-type="string">
            <text:p>Logeart 1939</text:p>
          </table:table-cell>
          <table:table-cell office:value-type="string">
            <text:p>F. Logeart, “Bornes délimitatives dans le sud du territoire de Cirta,” RevAfr 83 (1939) 161-181.</text:p>
          </table:table-cell>
        </table:table-row>
        <table:table-row table:style-name="ro1">
          <table:table-cell office:value-type="string">
            <text:p>Lucas 1997</text:p>
          </table:table-cell>
          <table:table-cell office:value-type="string">
            <text:p>G. Lucas, Les cités antiques de la haute vallée du Titarèse et de géographie historique antique avec corpus des inscriptions, Lyon, 1997.</text:p>
          </table:table-cell>
        </table:table-row>
        <table:table-row table:style-name="ro1">
          <table:table-cell office:value-type="string">
            <text:p>MacKay 1965</text:p>
          </table:table-cell>
          <table:table-cell office:value-type="string">
            <text:p>P. MacKay, “A Macedonian Boundary Inscription of A.D. 114,” Hesperia 34 (1965) 248-251.</text:p>
          </table:table-cell>
        </table:table-row>
        <table:table-row table:style-name="ro1">
          <table:table-cell office:value-type="string">
            <text:p>Mason 1974</text:p>
          </table:table-cell>
          <table:table-cell office:value-type="string">
            <text:p>H. Mason, Greek Terms for Roman Institutions: A Lexicon and Analysis, American Studies in Papyrology 13, Toronto, 1974.</text:p>
          </table:table-cell>
        </table:table-row>
        <table:table-row table:style-name="ro1">
          <table:table-cell office:value-type="string">
            <text:p>Mastino 1993</text:p>
          </table:table-cell>
          <table:table-cell office:value-type="string">
            <text:p>A. Mastino, La Tavola di Esterzili: il conflitto tra pastori e contadini nella Barbaria sarda: convegno di studi, Esterzili, 13 giugno 1992, Sassari, 1993.</text:p>
          </table:table-cell>
        </table:table-row>
        <table:table-row table:style-name="ro1">
          <table:table-cell office:value-type="string">
            <text:p>Matthews 1984</text:p>
          </table:table-cell>
          <table:table-cell office:value-type="string">
            <text:p>J. Matthews, “The tax law of Palmyra. Evidence for economic history in a city of the Roman East,” JRS 74 (1984) 157-180.</text:p>
          </table:table-cell>
        </table:table-row>
        <table:table-row table:style-name="ro1">
          <table:table-cell office:value-type="string">
            <text:p>Mattingly 1994</text:p>
          </table:table-cell>
          <table:table-cell office:value-type="string">
            <text:p>D.J. Mattingly, Tripolitania, Ann Arbor, 1994.</text:p>
          </table:table-cell>
        </table:table-row>
        <table:table-row table:style-name="ro1">
          <table:table-cell office:value-type="string">
            <text:p>M’Charek 1999</text:p>
          </table:table-cell>
          <table:table-cell office:value-type="string">
            <text:p>A. M’Charek, “De Saint Augutin à Al-Bakri: sur la localisation de l’ager Bullensis dans l’Africa latino-chrétienne et de ‘Fahs Boll’ en Ifriqiya arabo-musulmane,” CRAI (1999) 115-142.</text:p>
          </table:table-cell>
        </table:table-row>
        <table:table-row table:style-name="ro1">
          <table:table-cell office:value-type="string">
            <text:p>Merryweather 2003</text:p>
          </table:table-cell>
          <table:table-cell office:value-type="string">
            <text:p>A. Merryweather and J. Prag, Romanization? Proceedings of a Post-graduate Colloquium, The Institute of Classical Studies, London, 15 November 2002, Digressus Supplement 1, London, 2003.</text:p>
          </table:table-cell>
        </table:table-row>
        <table:table-row table:style-name="ro1">
          <table:table-cell office:value-type="string">
            <text:p>Millar 1992</text:p>
          </table:table-cell>
          <table:table-cell office:value-type="string">
            <text:p>F. Millar, The Emperor in the Roman World (31 BC - AD 337), Ithaca, NY, 1992.</text:p>
          </table:table-cell>
        </table:table-row>
        <table:table-row table:style-name="ro1">
          <table:table-cell office:value-type="string">
            <text:p>Millar 1993</text:p>
          </table:table-cell>
          <table:table-cell office:value-type="string">
            <text:p>F. Millar, The Roman Near East: 31 BC - AD 337, Cambridge, MA, 1993.</text:p>
          </table:table-cell>
        </table:table-row>
        <table:table-row table:style-name="ro1">
          <table:table-cell office:value-type="string">
            <text:p>Mitchell 1976</text:p>
          </table:table-cell>
          <table:table-cell office:value-type="string">
            <text:p>S. Mitchell, “Requisitioned Transport in the Roman Empire: A New Inscription from Pisidia,” JRS 66 (1976) 106-131.</text:p>
          </table:table-cell>
        </table:table-row>
        <table:table-row table:style-name="ro1">
          <table:table-cell office:value-type="string">
            <text:p>Moatti 1993</text:p>
          </table:table-cell>
          <table:table-cell office:value-type="string">
            <text:p>C. Moatti, Archives et partage de la terre dans le monde Romain (IIe siècle avant - Ier siècle après J.-C.), CollEFR 173, Rome, 1993.</text:p>
          </table:table-cell>
        </table:table-row>
        <table:table-row table:style-name="ro1">
          <table:table-cell office:value-type="string">
            <text:p>Bakalakis 1937</text:p>
          </table:table-cell>
          <table:table-cell office:value-type="string">
            <text:p>G. Bakalakis, “Παρανεστιοι Ἀρχαιότητες,” Thrakika 8 (1937) 15-31.</text:p>
          </table:table-cell>
        </table:table-row>
        <table:table-row table:style-name="ro1">
          <table:table-cell office:value-type="string">
            <text:p>Naddari 2000</text:p>
          </table:table-cell>
          <table:table-cell office:value-type="string">
            <text:p>L. Naddari, “Une nouvelle borne des Musulames,” Africa 18 (2000) 43-51.</text:p>
          </table:table-cell>
        </table:table-row>
        <table:table-row table:style-name="ro1">
          <table:table-cell office:value-type="string">
            <text:p>Navarro 1999</text:p>
          </table:table-cell>
          <table:table-cell office:value-type="string">
            <text:p>F. Navarro, “P. Stertinius Quartus, Governatore di Numidia,” Epigraphica 61 (1999) 67-79.</text:p>
          </table:table-cell>
        </table:table-row>
        <table:table-row table:style-name="ro1">
          <table:table-cell office:value-type="string">
            <text:p>Oliver 1965</text:p>
          </table:table-cell>
          <table:table-cell office:value-type="string">
            <text:p>J. Oliver, “Texts A and B of the Horothesia Dossier at Istros,” GRBS 6 (1965) 143-156.</text:p>
          </table:table-cell>
        </table:table-row>
        <table:table-row table:style-name="ro1">
          <table:table-cell office:value-type="string">
            <text:p>Oliver 1989</text:p>
          </table:table-cell>
          <table:table-cell office:value-type="string">
            <text:p>J. Oliver, Greek Constitutions of Early Roman Emperors from Inscriptions and Papyri, MemoirsAPS 178, Philadelphia, 1989.</text:p>
          </table:table-cell>
        </table:table-row>
        <table:table-row table:style-name="ro1">
          <table:table-cell office:value-type="string">
            <text:p>Ors 1953</text:p>
          </table:table-cell>
          <table:table-cell office:value-type="string">
            <text:p>Alvaro D’Ors, Epigrafía Jurídica de la España Romana, Madrid, 1953.</text:p>
          </table:table-cell>
        </table:table-row>
        <table:table-row table:style-name="ro1">
          <table:table-cell office:value-type="string">
            <text:p>Papazoglou 1979</text:p>
          </table:table-cell>
          <table:table-cell office:value-type="string">
            <text:p>F. Papazoglou, “Gouverneurs de Macédoine: a propos du second volume des Fasti, par Th. Sarikakis,” ZAnt 29 (1979) 237-249.</text:p>
          </table:table-cell>
        </table:table-row>
        <table:table-row table:style-name="ro1">
          <table:table-cell office:value-type="string">
            <text:p>Parvan 1915</text:p>
          </table:table-cell>
          <table:table-cell office:value-type="string">
            <text:p>V. Parvan, “Fouilles d’Ulmetum (Roumanie), 1911-1914,” AA (1915) 236-247.</text:p>
          </table:table-cell>
        </table:table-row>
        <table:table-row table:style-name="ro1">
          <table:table-cell office:value-type="string">
            <text:p>Patchère 1911</text:p>
          </table:table-cell>
          <table:table-cell office:value-type="string">
            <text:p>F. de Patchère, “Excursion archéologique dans la région du Fahs et de Téboursouk,” BCTH (1911) 402-403.</text:p>
          </table:table-cell>
        </table:table-row>
        <table:table-row table:style-name="ro1">
          <table:table-cell office:value-type="string">
            <text:p>Petsa 1996</text:p>
          </table:table-cell>
          <table:table-cell office:value-type="string">
            <text:p>Ph. Petsa, “Χρονικὰ Ἀρχαιολογικά,” Makedonika 7 (1966/7) 287-368.</text:p>
          </table:table-cell>
        </table:table-row>
        <table:table-row table:style-name="ro1">
          <table:table-cell office:value-type="string">
            <text:p>Pflaum 1960</text:p>
          </table:table-cell>
          <table:table-cell office:value-type="string">
            <text:p>H.-G. Pflaum, Les Carrières procuratoriennes équestres sous le haut-empire Romain, 4 vols., Paris, 1960-1961.</text:p>
          </table:table-cell>
        </table:table-row>
        <table:table-row table:style-name="ro1">
          <table:table-cell office:value-type="string">
            <text:p>Piccirilli 1973</text:p>
          </table:table-cell>
          <table:table-cell office:value-type="string">
            <text:p>F. Piccirilli, Gli Arbitrati Interstatali Greci, Pisa, 1973.</text:p>
          </table:table-cell>
        </table:table-row>
        <table:table-row table:style-name="ro1">
          <table:table-cell office:value-type="string">
            <text:p>Piganiol 1962</text:p>
          </table:table-cell>
          <table:table-cell office:value-type="string">
            <text:p>A. Piganiol, Les documents cadastraux de la colonie romaine d’Orange, Paris, 1962.</text:p>
          </table:table-cell>
        </table:table-row>
        <table:table-row table:style-name="ro1">
          <table:table-cell office:value-type="string">
            <text:p>Pikoulas 1998</text:p>
          </table:table-cell>
          <table:table-cell office:value-type="string">
            <text:p>G. Pikoulas, “Τερμονισμοὶ Πελοποννήσου” <text:s/>in Horos 10-12 pp. 313-325.</text:p>
          </table:table-cell>
        </table:table-row>
        <table:table-row table:style-name="ro1">
          <table:table-cell office:value-type="string">
            <text:p>Pikoulas 1999</text:p>
          </table:table-cell>
          <table:table-cell office:value-type="string">
            <text:p>G. Pikoulas, “Τερμονισμοί Μακεδονίας: πρώτη συμβολή” <text:s/>in Ancient Macedonia VI 2 pp. 893-902.</text:p>
          </table:table-cell>
        </table:table-row>
        <table:table-row table:style-name="ro1">
          <table:table-cell office:value-type="string">
            <text:p>Pilhofer 1995</text:p>
          </table:table-cell>
          <table:table-cell office:value-type="string">
            <text:p>P. Pilhofer, Philippi, 2 vols., Tübingen, 1995-2000.</text:p>
          </table:table-cell>
        </table:table-row>
        <table:table-row table:style-name="ro1">
          <table:table-cell office:value-type="string">
            <text:p>Plana 1995</text:p>
          </table:table-cell>
          <table:table-cell office:value-type="string">
            <text:p>R. Plana and M. José Pena, “Ampurias: cuestiones agrarias y jurídicas de finales de la república,” StudHist 13/14 (1995/1996) 89-104.</text:p>
          </table:table-cell>
        </table:table-row>
        <table:table-row table:style-name="ro1">
          <table:table-cell office:value-type="string">
            <text:p>Poinssot 1920</text:p>
          </table:table-cell>
          <table:table-cell office:value-type="string">
            <text:p>L. Poinssot, “Deux Inscriptions d’Aunobari,” CRAI (1920) 140-146.</text:p>
          </table:table-cell>
        </table:table-row>
        <table:table-row table:style-name="ro1">
          <table:table-cell office:value-type="string">
            <text:p>Poinssot 1938</text:p>
          </table:table-cell>
          <table:table-cell office:value-type="string">
            <text:p>L. Poinssot, “Une borne inédite de la Fossa Regia,” BCTH (1938/40) 203-204.</text:p>
          </table:table-cell>
        </table:table-row>
        <table:table-row table:style-name="ro1">
          <table:table-cell office:value-type="string">
            <text:p>Pratilli 1745</text:p>
          </table:table-cell>
          <table:table-cell office:value-type="string">
            <text:p>F. Pratilli, Della Via Appia riconosciuta e descritta da Roma a Brindisi, Naples, 1745.</text:p>
          </table:table-cell>
        </table:table-row>
        <table:table-row table:style-name="ro1">
          <table:table-cell office:value-type="string">
            <text:p>Pugliese Carratelli 1961</text:p>
          </table:table-cell>
          <table:table-cell office:value-type="string">
            <text:p>G. Pugliese Carratelli, “Supplemento epigrafico cirenaico,” AnnScAA 39-40 (1961-1962) 219-375.</text:p>
          </table:table-cell>
        </table:table-row>
        <table:table-row table:style-name="ro1">
          <table:table-cell office:value-type="string">
            <text:p>Quinn 2003</text:p>
          </table:table-cell>
          <table:table-cell office:value-type="string">
            <text:p>J. Quinn, “Roman Africa?” <text:s/>in Merryweather 2003 pp. 7-34.</text:p>
          </table:table-cell>
        </table:table-row>
        <table:table-row table:style-name="ro1">
          <table:table-cell office:value-type="string">
            <text:p>Ramsay 1886</text:p>
          </table:table-cell>
          <table:table-cell office:value-type="string">
            <text:p>W.M. Ramsay, “Notes and Inscriptions from Asia Minor,” AJA (series 1) 2 (1886) 128-131.</text:p>
          </table:table-cell>
        </table:table-row>
        <table:table-row table:style-name="ro1">
          <table:table-cell office:value-type="string">
            <text:p>Ramsay 1895</text:p>
          </table:table-cell>
          <table:table-cell office:value-type="string">
            <text:p>W.M. Ramsay, The Cities and Bishoprics of Phrygia, 2 vols., Oxford, 1895.</text:p>
          </table:table-cell>
        </table:table-row>
        <table:table-row table:style-name="ro1">
          <table:table-cell office:value-type="string">
            <text:p>Ramsay 1941</text:p>
          </table:table-cell>
          <table:table-cell office:value-type="string">
            <text:p>W.M. Ramsay, The Social Basis of Roman Power in Asia Minor, Aberdeen, 1941.</text:p>
          </table:table-cell>
        </table:table-row>
        <table:table-row table:style-name="ro1">
          <table:table-cell office:value-type="string">
            <text:p>Reynolds 1965</text:p>
          </table:table-cell>
          <table:table-cell office:value-type="string">
            <text:p>J. Reynolds and R. Goodchild, “The city lands of Apollonia in Cyrenaica,” LA 2 (1965) 103-107.</text:p>
          </table:table-cell>
        </table:table-row>
        <table:table-row table:style-name="ro1">
          <table:table-cell office:value-type="string">
            <text:p>Reynolds 1971</text:p>
          </table:table-cell>
          <table:table-cell office:value-type="string">
            <text:p>J. Reynolds, “New Boundary stones from the public land of the Roman People in Cyrenaica,” LA 8 (1971) 47-51.</text:p>
          </table:table-cell>
        </table:table-row>
        <table:table-row table:style-name="ro1">
          <table:table-cell office:value-type="string">
            <text:p>Rigsby 1976</text:p>
          </table:table-cell>
          <table:table-cell office:value-type="string">
            <text:p>K. Rigsby, “Cnossus and Capua” <text:s/>in TAPA 106 pp. 313-330.</text:p>
          </table:table-cell>
        </table:table-row>
        <table:table-row table:style-name="ro1">
          <table:table-cell office:value-type="string">
            <text:p>Rigsby 1996</text:p>
          </table:table-cell>
          <table:table-cell office:value-type="string">
            <text:p>K. Rigsby, Asylia: Territorial Inviolability in the Hellenistic World, Berkeley, 1996.</text:p>
          </table:table-cell>
        </table:table-row>
        <table:table-row table:style-name="ro1">
          <table:table-cell office:value-type="string">
            <text:p>Rizakis 1985</text:p>
          </table:table-cell>
          <table:table-cell office:value-type="string">
            <text:p>Th. Rizakis and G. Tourasoglou, Ἐπιγραφὲς ἄνω Μακεδονίας (Ἐλίμεια, Ἐορδαία, Νότια Λυγκηστίς, Ὀρεστίς), Athens, 1985.</text:p>
          </table:table-cell>
        </table:table-row>
        <table:table-row table:style-name="ro1">
          <table:table-cell office:value-type="string">
            <text:p>Robert 1938</text:p>
          </table:table-cell>
          <table:table-cell office:value-type="string">
            <text:p>L. Robert, Études épigraphiques et philologiques, Paris, 1938.</text:p>
          </table:table-cell>
        </table:table-row>
        <table:table-row table:style-name="ro1">
          <table:table-cell office:value-type="string">
            <text:p>Robert 1940</text:p>
          </table:table-cell>
          <table:table-cell office:value-type="string">
            <text:p>L. Robert, Hellenica. Recueil d’épigraphie de numismatique et d’antiquitiés grecques, 13 vols., Limoges, 1940-.</text:p>
          </table:table-cell>
        </table:table-row>
        <table:table-row table:style-name="ro1">
          <table:table-cell office:value-type="string">
            <text:p>Robert 1940a</text:p>
          </table:table-cell>
          <table:table-cell office:value-type="string">
            <text:p>L. Robert, “Inscriptions de Bithynie copiées par Georges Radet,” REA 42 (1940) 302-322.</text:p>
          </table:table-cell>
        </table:table-row>
        <table:table-row table:style-name="ro1">
          <table:table-cell office:value-type="string">
            <text:p>Roesch 1985</text:p>
          </table:table-cell>
          <table:table-cell office:value-type="string">
            <text:p>P. Roesch, Tiresias: Appendix Epigraphica, 1985.</text:p>
          </table:table-cell>
        </table:table-row>
        <table:table-row table:style-name="ro1">
          <table:table-cell office:value-type="string">
            <text:p>Roman 1993</text:p>
          </table:table-cell>
          <table:table-cell office:value-type="string">
            <text:p>Y. Roman, La frontière: séminaire de recherche, Lyon, 1993.</text:p>
          </table:table-cell>
        </table:table-row>
        <table:table-row table:style-name="ro1">
          <table:table-cell office:value-type="string">
            <text:p>Romanelli 1939</text:p>
          </table:table-cell>
          <table:table-cell office:value-type="string">
            <text:p>P. Romanelli, “Tre iscrizioni tripolitane di interesse storico,” Epigraphica 1 (1939) 99-118.</text:p>
          </table:table-cell>
        </table:table-row>
        <table:table-row table:style-name="ro1">
          <table:table-cell office:value-type="string">
            <text:p>Rousset 1994</text:p>
          </table:table-cell>
          <table:table-cell office:value-type="string">
            <text:p>D. Rousset, “Les frontières des cités grecques. Premières réflexions à partir du recueil des documents èpigraphiques,” CahiersGlotz 5 (1994) 97-126.</text:p>
          </table:table-cell>
        </table:table-row>
        <table:table-row table:style-name="ro1">
          <table:table-cell office:value-type="string">
            <text:p>Rousset 2002</text:p>
          </table:table-cell>
          <table:table-cell office:value-type="string">
            <text:p>D. Rousset, Le territoire de Delphes et la terre d’Apollon, BEFAR 302, Paris, 2002.</text:p>
          </table:table-cell>
        </table:table-row>
        <table:table-row table:style-name="ro1">
          <table:table-cell office:value-type="string">
            <text:p>Şahin 1984</text:p>
          </table:table-cell>
          <table:table-cell office:value-type="string">
            <text:p>S. Şahin, “Ti. Iulius Frugi: proconsul von Lycia-Pamphylia unter Mark Aurel und Verus, Abgrenzung des Stadtgebiets von Arykanda,” EA 3 (1984) 39-48.</text:p>
          </table:table-cell>
        </table:table-row>
        <table:table-row table:style-name="ro1">
          <table:table-cell office:value-type="string">
            <text:p>Şahin 1986</text:p>
          </table:table-cell>
          <table:table-cell office:value-type="string">
            <text:p>S. Şahin, “Studien über die Probleme der historischen Geographie des nordwestlichen Kleinasiens I: Strabon XII 3,7 p. 543, der Fluss Gallos, die Stadt Modr&lt;en&gt;e in Phrygia Epiktetos und die Schiffbarkeit des Sangarios,” EA 7 (1986) 125-152.</text:p>
          </table:table-cell>
        </table:table-row>
        <table:table-row table:style-name="ro1">
          <table:table-cell office:value-type="string">
            <text:p>Şahin 1992</text:p>
          </table:table-cell>
          <table:table-cell office:value-type="string">
            <text:p>S. Şahin, “Statthalter der Provinzen Pamphylia-Lycia und Bithynia-Pontus in der Zeit der Statusänderung beider Provinzen unter Mark Aurel und Lucius Verus,” EA 20 (1992) 80-89.</text:p>
          </table:table-cell>
        </table:table-row>
        <table:table-row table:style-name="ro1">
          <table:table-cell office:value-type="string">
            <text:p>Sarikakes 1971</text:p>
          </table:table-cell>
          <table:table-cell office:value-type="string">
            <text:p>Theodoros Sarikakes, Romaioi archontes tes eparchias Makedonias, 2 vols., Thessalonike, 1971-1977.</text:p>
          </table:table-cell>
        </table:table-row>
        <table:table-row table:style-name="ro1">
          <table:table-cell office:value-type="string">
            <text:p>Scherrer 1990</text:p>
          </table:table-cell>
          <table:table-cell office:value-type="string">
            <text:p>P. Scherrer, “Augustus, die Mission des Vedius Pollio und die Artemis Ephesia,” JÖAI 60 (1990) 87-101.</text:p>
          </table:table-cell>
        </table:table-row>
        <table:table-row table:style-name="ro1">
          <table:table-cell office:value-type="string">
            <text:p>Schlumberger 1939</text:p>
          </table:table-cell>
          <table:table-cell office:value-type="string">
            <text:p>D. Schlumberger, “Bornes frontières de la Palmyrène,” Syria 20 (1939) 43-73.</text:p>
          </table:table-cell>
        </table:table-row>
        <table:table-row table:style-name="ro1">
          <table:table-cell office:value-type="string">
            <text:p>Slootjes 2000</text:p>
          </table:table-cell>
          <table:table-cell office:value-type="string">
            <text:p>D. Slootjes, Ceremonies upon the arrival of the governor: a forgotten aspect of Roman imperial routine, M.A. Thesis, Chapel Hill, 2000.</text:p>
          </table:table-cell>
        </table:table-row>
        <table:table-row table:style-name="ro1">
          <table:table-cell office:value-type="string">
            <text:p>Smallwood 1966</text:p>
          </table:table-cell>
          <table:table-cell office:value-type="string">
            <text:p>E. Smallwood, Documents Illustrating the Principates of Nerva, Trajan and Hadrian, Cambridge, 1966.</text:p>
          </table:table-cell>
        </table:table-row>
        <table:table-row table:style-name="ro1">
          <table:table-cell office:value-type="string">
            <text:p>Smallwood 1967</text:p>
          </table:table-cell>
          <table:table-cell office:value-type="string">
            <text:p>E. Smallwood, Documents Illustrating the principates of Gaius, Claudius and Nero, Cambridge, 1967.</text:p>
          </table:table-cell>
        </table:table-row>
        <table:table-row table:style-name="ro1">
          <table:table-cell office:value-type="string">
            <text:p>Sonnabend 1994</text:p>
          </table:table-cell>
          <table:table-cell office:value-type="string">
            <text:p>H. Sonnabend and E. Olshausen (eds.), Stuttgarter Kolloquium zur historischen Geographie des Altertums 4, 1990, Bonn, 1994.</text:p>
          </table:table-cell>
        </table:table-row>
        <table:table-row table:style-name="ro1">
          <table:table-cell office:value-type="string">
            <text:p>Spano 1910b</text:p>
          </table:table-cell>
          <table:table-cell office:value-type="string">
            <text:p>G. Spano, “Pompei - Relazione degli scavi eseguiti negli anni 1908 e 1909,” NSA (1910) 377-418.</text:p>
          </table:table-cell>
        </table:table-row>
        <table:table-row table:style-name="ro1">
          <table:table-cell office:value-type="string">
            <text:p>Stadter 1980</text:p>
          </table:table-cell>
          <table:table-cell office:value-type="string">
            <text:p>P. Stadter, Arrian of Nicomedia, Chapel Hill, 1980.</text:p>
          </table:table-cell>
        </table:table-row>
        <table:table-row table:style-name="ro1">
          <table:table-cell office:value-type="string">
            <text:p>Stählin 1924</text:p>
          </table:table-cell>
          <table:table-cell office:value-type="string">
            <text:p>F. Stählin, Das Hellenische Thessalien: Landeskundliche und geschichtliche Beschreibung Thessaliens in der hellenischen und römischen Zeit, Amsterdam, 1924.</text:p>
          </table:table-cell>
        </table:table-row>
        <table:table-row table:style-name="ro1">
          <table:table-cell office:value-type="string">
            <text:p>Stylow 1986</text:p>
          </table:table-cell>
          <table:table-cell office:value-type="string">
            <text:p>A. Stylow, “Apuntes sobre epigrafía de época flavia en Hispania,” Gerión 4 (1986) 285-311.</text:p>
          </table:table-cell>
        </table:table-row>
        <table:table-row table:style-name="ro1">
          <table:table-cell office:value-type="string">
            <text:p>Szemler 1989</text:p>
          </table:table-cell>
          <table:table-cell office:value-type="string">
            <text:p>G. Szemler et al., “The Donation of M. Acilius Glabrio, cos. 191: A Re-interpretation,” AHB 3 (1989) 68-77.</text:p>
          </table:table-cell>
        </table:table-row>
        <table:table-row table:style-name="ro1">
          <table:table-cell office:value-type="string">
            <text:p>Tačeva 1992</text:p>
          </table:table-cell>
          <table:table-cell office:value-type="string">
            <text:p>M. Tačeva, “Phylarchoi und Phylai in der Provinz Thracia,” Index 20 (1992) 179-187.</text:p>
          </table:table-cell>
        </table:table-row>
        <table:table-row table:style-name="ro1">
          <table:table-cell office:value-type="string">
            <text:p>Talbert 1984</text:p>
          </table:table-cell>
          <table:table-cell office:value-type="string">
            <text:p>R. Talbert, The Senate of Imperial Rome, Princeton, 1984.</text:p>
          </table:table-cell>
        </table:table-row>
        <table:table-row table:style-name="ro1">
          <table:table-cell office:value-type="string">
            <text:p>Thomas 1976</text:p>
          </table:table-cell>
          <table:table-cell office:value-type="string">
            <text:p>J. Thomas, Textbook of Roman Law, Amsterdam, 1976.</text:p>
          </table:table-cell>
        </table:table-row>
        <table:table-row table:style-name="ro1">
          <table:table-cell office:value-type="string">
            <text:p>Thomasson 1984</text:p>
          </table:table-cell>
          <table:table-cell office:value-type="string">
            <text:p>B. Thomasson, Laterculi Praesidum, 3 vols., Göteborg, 1984-1990.</text:p>
          </table:table-cell>
        </table:table-row>
        <table:table-row table:style-name="ro1">
          <table:table-cell office:value-type="string">
            <text:p>Thomasson 1991</text:p>
          </table:table-cell>
          <table:table-cell office:value-type="string">
            <text:p>B. Thomasson, Legatus: Beiträge zur römischen Verwaltungsgeschichte, AIRRS 18, Stockholm, 1991.</text:p>
          </table:table-cell>
        </table:table-row>
        <table:table-row table:style-name="ro1">
          <table:table-cell office:value-type="string">
            <text:p>Thomasson 1996</text:p>
          </table:table-cell>
          <table:table-cell office:value-type="string">
            <text:p>B.E. Thomasson, Fasti africani: senatorische und ritterliche Amtsträger in den römischen Provinzen Nordafrikas von Augustus bis Diokletian, SkrSvenInst 53, Stockholm, 1996.</text:p>
          </table:table-cell>
        </table:table-row>
        <table:table-row table:style-name="ro1">
          <table:table-cell office:value-type="string">
            <text:p>Trousset 1976</text:p>
          </table:table-cell>
          <table:table-cell office:value-type="string">
            <text:p>P. Trousset, “Reconnaisances archéologiques sur la frontière saharience de l’Empire romain dans le sud-ouest de la Tunisie” <text:s/>in Lille d’archéologie 1976 pp. 21-33.</text:p>
          </table:table-cell>
        </table:table-row>
        <table:table-row table:style-name="ro1">
          <table:table-cell office:value-type="string">
            <text:p>Trousset 1978</text:p>
          </table:table-cell>
          <table:table-cell office:value-type="string">
            <text:p>P. Trousset, “Les bornes du Bled Segui. Nouveaux aperçus sur la centuriation romaine du sud Tunisie,” AntAf 12 (1978) 125-178.</text:p>
          </table:table-cell>
        </table:table-row>
        <table:table-row table:style-name="ro1">
          <table:table-cell office:value-type="string">
            <text:p>Trousset 1997</text:p>
          </table:table-cell>
          <table:table-cell office:value-type="string">
            <text:p>P. Trousset, “Un nouveau document sur la limitatio de C. Vibius Marsus (Sud Tunisien)” <text:s/>in Roman Frontier Studies 1995 pp. 3-11.</text:p>
          </table:table-cell>
        </table:table-row>
        <table:table-row table:style-name="ro1">
          <table:table-cell office:value-type="string">
            <text:p>Vallat 1979</text:p>
          </table:table-cell>
          <table:table-cell office:value-type="string">
            <text:p>J. Vallat, “Le vocabulaire des attributions de terres en Campanie: analyse spatiale et temporelle,” MEFRA 91.2 (1979) 977-1013.</text:p>
          </table:table-cell>
        </table:table-row>
        <table:table-row table:style-name="ro1">
          <table:table-cell office:value-type="string">
            <text:p>Vaquerizo Gil 1986</text:p>
          </table:table-cell>
          <table:table-cell office:value-type="string">
            <text:p>D. Vaquerizo Gil, “Epigrafía romana inédita de la llamada ‘Siberia Extremeña’,” RevEsExtr 42 (1986) 115-137.</text:p>
          </table:table-cell>
        </table:table-row>
        <table:table-row table:style-name="ro1">
          <table:table-cell office:value-type="string">
            <text:p>Velkov 1970</text:p>
          </table:table-cell>
          <table:table-cell office:value-type="string">
            <text:p>V. Velkov, “Epigraphische Beiträge zur historischen Geographie der Moesia Inferior,” Studia Balcanica 1 (1970) 55-60.</text:p>
          </table:table-cell>
        </table:table-row>
        <table:table-row table:style-name="ro1">
          <table:table-cell office:value-type="string">
            <text:p>Vine 1993</text:p>
          </table:table-cell>
          <table:table-cell office:value-type="string">
            <text:p>B. Vine, “Review of Gager 1992,” BMCR 04.02.03 (1993) ; URL: http://ccat.sas.upenn.edu/bmcr/1993/04.02.03.html.</text:p>
          </table:table-cell>
        </table:table-row>
        <table:table-row table:style-name="ro1">
          <table:table-cell office:value-type="string">
            <text:p>Vulpe 1968</text:p>
          </table:table-cell>
          <table:table-cell office:value-type="string">
            <text:p>R. Vulpe and I. Barnea, Romanii la Dunărea de Jos, Bucarest, 1968.</text:p>
          </table:table-cell>
        </table:table-row>
        <table:table-row table:style-name="ro1">
          <table:table-cell office:value-type="string">
            <text:p>Wace 1911</text:p>
          </table:table-cell>
          <table:table-cell office:value-type="string">
            <text:p>A. Wace and M. Thompson, “A Latin Inscription from Perrhaebia,” BSA 17 (1910/1911) 193-204.</text:p>
          </table:table-cell>
        </table:table-row>
        <table:table-row table:style-name="ro1">
          <table:table-cell office:value-type="string">
            <text:p>Whittaker 1978</text:p>
          </table:table-cell>
          <table:table-cell office:value-type="string">
            <text:p>C. Whittaker, “Land and Labour in North Africa,” Klio 60 (1978) 331-362.</text:p>
          </table:table-cell>
        </table:table-row>
        <table:table-row table:style-name="ro1">
          <table:table-cell office:value-type="string">
            <text:p>Wilkes 1967</text:p>
          </table:table-cell>
          <table:table-cell office:value-type="string">
            <text:p>J. Wilkes, “A New Governor of Dalmatia,” Epigraphische Studien 4 (1967) 119-121.</text:p>
          </table:table-cell>
        </table:table-row>
        <table:table-row table:style-name="ro1">
          <table:table-cell office:value-type="string">
            <text:p>Wilkes 1974</text:p>
          </table:table-cell>
          <table:table-cell office:value-type="string">
            <text:p>J. Wilkes, “Boundary Stones in Roman Dalmatia,” ArhVest 25 (1974) 258-274.</text:p>
          </table:table-cell>
        </table:table-row>
        <table:table-row table:style-name="ro1">
          <table:table-cell office:value-type="string">
            <text:p>Woodward 1913</text:p>
          </table:table-cell>
          <table:table-cell office:value-type="string">
            <text:p>A. Woodward, “Inscriptions from Thessaly and Macedonia,” JHS 33 (1913) 313-346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6/02/2012</text:date>, <text:time>11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6" meta:object-count="0"/>
    <meta:generator>LibreOffice/3.4$Unix LibreOffice_project/340m1$Build-402</meta:generator>
  </office:meta>
</office:document-meta>
</file>